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1.546cm" fo:min-width="1.296cm" draw:shadow="hidden" style:writing-mode="lr-tb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 draw:fill-color="#729fc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3.382cm" svg:y="2.905cm">
          <text:p text:style-name="P1"><text:span text:style-name="T1">000</text:span><text:span text:style-name="T1"><text:line-break/></text:span><text:span text:style-name="T1"/></text:p>
          <text:p text:style-name="P1"><text:span text:style-name="T1">0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2" draw:id="id2" draw:layer="layout" svg:x1="13.382cm" svg:y1="4.175cm" svg:x2="15.922cm" svg:y2="4.175cm">
          <text:p/>
        </draw:line>
        <draw:custom-shape draw:style-name="gr1" draw:text-style-name="P2" draw:layer="layout" svg:width="2.54cm" svg:height="2.54cm" svg:x="17.827cm" svg:y="2.905cm">
          <text:p text:style-name="P1"><text:span text:style-name="T1">001</text:span><text:span text:style-name="T1"><text:line-break/></text:span><text:span text:style-name="T1"/></text:p>
          <text:p text:style-name="P1"><text:span text:style-name="T1">10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3" draw:id="id3" draw:layer="layout" svg:x1="17.827cm" svg:y1="4.175cm" svg:x2="20.367cm" svg:y2="4.175cm">
          <text:p/>
        </draw:line>
        <draw:custom-shape draw:style-name="gr1" draw:text-style-name="P2" xml:id="id4" draw:id="id4" draw:layer="layout" svg:width="2.54cm" svg:height="2.54cm" svg:x="21.32cm" svg:y="6.08cm">
          <text:p text:style-name="P1"><text:span text:style-name="T1">010</text:span><text:span text:style-name="T1"><text:line-break/></text:span><text:span text:style-name="T1"/></text:p>
          <text:p text:style-name="P1"><text:span text:style-name="T1">00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32cm" svg:y1="7.35cm" svg:x2="23.86cm" svg:y2="7.35cm">
          <text:p/>
        </draw:line>
        <draw:custom-shape draw:style-name="gr1" draw:text-style-name="P2" draw:layer="layout" svg:width="2.54cm" svg:height="2.54cm" svg:x="17.827cm" svg:y="9.255cm">
          <text:p text:style-name="P1"><text:span text:style-name="T1">011</text:span><text:span text:style-name="T1"><text:line-break/></text:span><text:span text:style-name="T1"/></text:p>
          <text:p text:style-name="P1"><text:span text:style-name="T1">1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5" draw:id="id5" draw:layer="layout" svg:x1="17.827cm" svg:y1="10.525cm" svg:x2="20.367cm" svg:y2="10.525cm">
          <text:p/>
        </draw:line>
        <draw:custom-shape draw:style-name="gr1" draw:text-style-name="P2" draw:layer="layout" svg:width="2.54cm" svg:height="2.54cm" svg:x="13.065cm" svg:y="9.255cm">
          <text:p text:style-name="P1"><text:span text:style-name="T1">100</text:span><text:span text:style-name="T1"><text:line-break/></text:span><text:span text:style-name="T1"/></text:p>
          <text:p text:style-name="P1"><text:span text:style-name="T1">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6" draw:id="id6" draw:layer="layout" svg:x1="13.065cm" svg:y1="10.525cm" svg:x2="15.605cm" svg:y2="10.525cm">
          <text:p/>
        </draw:line>
        <draw:custom-shape draw:style-name="gr1" draw:text-style-name="P2" xml:id="id1" draw:id="id1" draw:layer="layout" svg:width="2.54cm" svg:height="2.54cm" svg:x="9.572cm" svg:y="6.08cm">
          <text:p text:style-name="P1"><text:span text:style-name="T1">101</text:span><text:span text:style-name="T1"><text:line-break/></text:span><text:span text:style-name="T1"/></text:p>
          <text:p text:style-name="P1"><text:span text:style-name="T1">1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7" draw:id="id7" draw:layer="layout" svg:x1="9.572cm" svg:y1="7.35cm" svg:x2="12.112cm" svg:y2="7.35cm">
          <text:p/>
        </draw:line>
        <draw:custom-shape draw:style-name="gr1" draw:text-style-name="P2" xml:id="id9" draw:id="id9" draw:layer="layout" svg:width="2.54cm" svg:height="2.54cm" svg:x="5.762cm" svg:y="6.08cm">
          <text:p text:style-name="P1"><text:span text:style-name="T1">110</text:span><text:span text:style-name="T1"><text:line-break/></text:span><text:span text:style-name="T1"/></text:p>
          <text:p text:style-name="P1"><text:span text:style-name="T1">1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8" draw:id="id8" draw:layer="layout" svg:x1="5.762cm" svg:y1="7.35cm" svg:x2="8.302cm" svg:y2="7.35cm">
          <text:p/>
        </draw:line>
        <draw:custom-shape draw:style-name="gr1" draw:text-style-name="P2" xml:id="id11" draw:id="id11" draw:layer="layout" svg:width="2.54cm" svg:height="2.54cm" svg:x="1.952cm" svg:y="6.08cm">
          <text:p text:style-name="P1"><text:span text:style-name="T1">110</text:span><text:span text:style-name="T1"><text:line-break/></text:span><text:span text:style-name="T1"/></text:p>
          <text:p text:style-name="P1"><text:span text:style-name="T1">1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10" draw:id="id10" draw:layer="layout" svg:x1="1.952cm" svg:y1="7.35cm" svg:x2="4.492cm" svg:y2="7.35cm">
          <text:p/>
        </draw:line>
        <draw:connector draw:style-name="gr3" draw:text-style-name="P5" draw:layer="layout" draw:type="line" svg:x1="11.74cm" svg:y1="6.452cm" svg:x2="13.382cm" svg:y2="4.175cm" draw:start-shape="id1" draw:start-glue-point="11" draw:end-shape="id2" draw:end-glue-point="3" svg:d="M11740 6452l1642-2277" svg:viewBox="0 0 1643 2278">
          <text:p text:style-name="P4"><text:span text:style-name="T1">0</text:span></text:p>
        </draw:connector>
        <draw:connector draw:style-name="gr4" draw:text-style-name="P5" draw:layer="layout" draw:type="line" svg:x1="15.922cm" svg:y1="4.175cm" svg:x2="17.827cm" svg:y2="4.175cm" draw:start-shape="id2" draw:start-glue-point="1" draw:end-shape="id3" draw:end-glue-point="3" svg:d="M15922 4175h1905" svg:viewBox="0 0 1906 1">
          <text:p text:style-name="P4"><text:span text:style-name="T1">0/1</text:span></text:p>
        </draw:connector>
        <draw:connector draw:style-name="gr5" draw:text-style-name="P5" draw:layer="layout" draw:type="line" svg:x1="20.367cm" svg:y1="4.175cm" svg:x2="21.692cm" svg:y2="6.452cm" draw:start-shape="id3" draw:start-glue-point="1" draw:end-shape="id4" draw:end-glue-point="5" svg:d="M20367 4175l1325 2277" svg:viewBox="0 0 1326 2278">
          <text:p text:style-name="P4"><text:span text:style-name="T1">0/1</text:span></text:p>
        </draw:connector>
        <draw:connector draw:style-name="gr6" draw:text-style-name="P5" draw:layer="layout" draw:type="line" svg:x1="21.692cm" svg:y1="8.248cm" svg:x2="20.367cm" svg:y2="10.525cm" draw:start-shape="id4" draw:start-glue-point="7" draw:end-shape="id5" draw:end-glue-point="1" svg:d="M21692 8248l-1325 2277" svg:viewBox="0 0 1326 2278">
          <text:p text:style-name="P1">0/1</text:p>
        </draw:connector>
        <draw:connector draw:style-name="gr7" draw:text-style-name="P5" draw:layer="layout" draw:type="line" svg:x1="13.065cm" svg:y1="10.525cm" svg:x2="11.74cm" svg:y2="8.248cm" draw:start-shape="id6" draw:start-glue-point="3" draw:end-shape="id1" draw:end-glue-point="9" svg:d="M13065 10525l-1325-2277" svg:viewBox="0 0 1326 2278">
          <text:p text:style-name="P4"><text:span text:style-name="T1">0/1</text:span></text:p>
        </draw:connector>
        <draw:connector draw:style-name="gr8" draw:text-style-name="P5" draw:layer="layout" draw:type="line" svg:x1="17.827cm" svg:y1="10.525cm" svg:x2="15.605cm" svg:y2="10.525cm" draw:start-shape="id5" draw:start-glue-point="3" draw:end-shape="id6" draw:end-glue-point="1" svg:d="M17827 10525h-2222" svg:viewBox="0 0 2223 1">
          <text:p text:style-name="P1"><text:span text:style-name="T1">1/0</text:span></text:p>
        </draw:connector>
        <draw:connector draw:style-name="gr9" draw:text-style-name="P5" draw:layer="layout" draw:type="line" svg:x1="9.572cm" svg:y1="7.35cm" svg:x2="8.302cm" svg:y2="7.35cm" draw:start-shape="id7" draw:start-glue-point="3" draw:end-shape="id8" draw:end-glue-point="1" svg:d="M9572 7350h-1270" svg:viewBox="0 0 1271 1">
          <text:p text:style-name="P4"><text:span text:style-name="T1">1</text:span></text:p>
        </draw:connector>
        <draw:connector draw:style-name="gr10" draw:text-style-name="P5" draw:layer="layout" draw:type="line" svg:x1="7.93cm" svg:y1="6.452cm" svg:x2="13.382cm" svg:y2="4.175cm" draw:start-shape="id9" draw:start-glue-point="11" draw:end-shape="id2" draw:end-glue-point="3" svg:d="M7930 6452l5452-2277" svg:viewBox="0 0 5453 2278">
          <text:p text:style-name="P4"><text:span text:style-name="T1">0</text:span></text:p>
        </draw:connector>
        <draw:connector draw:style-name="gr11" draw:text-style-name="P5" draw:layer="layout" draw:type="line" svg:x1="5.762cm" svg:y1="7.35cm" svg:x2="4.492cm" svg:y2="7.35cm" draw:start-shape="id8" draw:start-glue-point="3" draw:end-shape="id10" draw:end-glue-point="1" svg:d="M5762 7350h-1270" svg:viewBox="0 0 1271 1">
          <text:p text:style-name="P4"><text:span text:style-name="T1">1</text:span></text:p>
        </draw:connector>
        <draw:connector draw:style-name="gr12" draw:text-style-name="P5" draw:layer="layout" draw:type="line" svg:x1="4.12cm" svg:y1="6.452cm" svg:x2="13.382cm" svg:y2="4.175cm" draw:start-shape="id11" draw:start-glue-point="11" draw:end-shape="id2" draw:end-glue-point="3" svg:d="M4120 6452l9262-2277" svg:viewBox="0 0 9263 2278">
          <text:p text:style-name="P4"><text:span text:style-name="T1">0/1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91cm" fo:page-height="15.2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2:46:20.439978311</meta:creation-date>
    <dc:date>2023-10-28T23:07:36.126087521</dc:date>
    <meta:editing-duration>PT16M24S</meta:editing-duration>
    <meta:editing-cycles>32</meta:editing-cycles>
    <meta:generator>LibreOffice/7.5.7.1$Linux_X86_64 LibreOffice_project/50$Build-1</meta:generator>
    <meta:document-statistic meta:object-count="26"/>
  </office:meta>
</office:document-meta>
</file>